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leObj1"/>
  <manifest:file-entry manifest:media-type="image/png" manifest:full-path="Thumbnails/thumbnail.png"/>
  <manifest:file-entry manifest:media-type="text/xml" manifest:full-path="content.xml"/>
  <manifest:file-entry manifest:media-type="application/octet-stream" manifest:full-path="OleObj1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ndale Mono" svg:font-family="'Andale Mono'"/>
    <style:font-face style:name="Calibri1" svg:font-family="Calibri"/>
    <style:font-face style:name="RYO_Serif" svg:font-family="RYO_Serif" style:font-family-generic="moder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style:font-name="RYO_Serif" fo:font-size="10pt" fo:font-weight="bold" fo:background-color="transparent" style:font-name-asian="Andale Mono" style:font-name-complex="Andale Mono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RYO_Serif" fo:font-size="10pt" fo:font-weight="bold" fo:background-color="transparent" style:font-name-asian="Andale Mono" style:font-name-complex="Andale Mono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style:font-name="RYO_Serif" fo:font-size="10pt" fo:font-weight="normal" fo:background-color="transparent" style:font-name-asian="Andale Mono" style:font-name-complex="Andale Mono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RYO_Serif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justify" style:justify-single-word="false"/>
      <style:text-properties style:use-window-font-color="true" style:font-name="RYO_Serif" fo:font-size="11pt" fo:font-weight="normal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center" style:justify-single-word="false"/>
      <style:text-properties style:use-window-font-color="true" style:font-name="RYO_Serif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start" style:justify-single-word="false" fo:padding="0.049cm" fo:border="0.035cm solid #000000" style:shadow="none"/>
      <style:text-properties style:use-window-font-color="true" style:font-name="RYO_Serif" fo:font-size="11pt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justify" style:justify-single-word="false" fo:padding="0.049cm" fo:border="0.035cm solid #000000" style:shadow="none"/>
      <style:text-properties style:use-window-font-color="true" style:font-name="RYO_Serif" fo:font-size="11pt" fo:font-weight="normal" fo:background-color="transparent" style:font-name-asian="Calibri1" style:font-name-complex="Calibri1"/>
    </style:style>
    <style:style style:name="P12" style:family="paragraph" style:parent-style-name="Standard">
      <style:paragraph-properties fo:line-height="100%" fo:text-align="start" style:justify-single-word="false" fo:padding="0.049cm" fo:border="0.035cm solid #000000" style:shadow="none"/>
      <style:text-properties style:use-window-font-color="true" style:font-name="RYO_Serif" fo:font-size="10pt" fo:font-weight="normal" fo:background-color="#dddddd" style:font-name-asian="Andale Mono" style:font-name-complex="Andale Mono"/>
    </style:style>
    <style:style style:name="P13" style:family="paragraph" style:parent-style-name="Standard">
      <style:paragraph-properties fo:line-height="100%" fo:text-align="start" style:justify-single-word="false" fo:padding="0.049cm" fo:border="0.035cm solid #000000" style:shadow="none"/>
      <style:text-properties style:use-window-font-color="true" style:font-name="RYO_Serif" fo:font-size="10pt" fo:font-weight="normal" fo:background-color="transparent" style:font-name-asian="Andale Mono" style:font-name-complex="Andale Mono"/>
    </style:style>
    <style:style style:name="P14" style:family="paragraph" style:parent-style-name="Standard">
      <style:paragraph-properties fo:line-height="100%" fo:text-align="justify" style:justify-single-word="false" fo:padding="0.049cm" fo:border="0.035cm solid #000000" style:shadow="none"/>
      <style:text-properties style:use-window-font-color="true" style:font-name="RYO_Serif" fo:font-size="10pt" fo:font-weight="bold" fo:background-color="transparent" style:font-name-asian="Andale Mono" style:font-name-complex="Andale Mono"/>
    </style:style>
    <style:style style:name="P15" style:family="paragraph" style:parent-style-name="Standard">
      <style:paragraph-properties fo:line-height="100%" fo:text-align="start" style:justify-single-word="false" fo:padding="0.049cm" fo:border="0.035cm solid #000000" style:shadow="none"/>
      <style:text-properties style:use-window-font-color="true" style:font-name="RYO_Serif" fo:font-size="10pt" fo:font-weight="bold" fo:background-color="transparent" style:font-name-asian="Andale Mono" style:font-name-complex="Andale Mono"/>
    </style:style>
    <style:style style:name="P16" style:family="paragraph" style:parent-style-name="Standard">
      <style:paragraph-properties fo:line-height="100%" fo:text-align="start" style:justify-single-word="false" fo:padding="0.049cm" fo:border="0.035cm solid #000000" style:shadow="none"/>
      <style:text-properties style:font-name="RYO_Serif"/>
    </style:style>
    <style:style style:name="P17" style:family="paragraph" style:parent-style-name="Standard">
      <style:paragraph-properties fo:line-height="100%" fo:text-align="start" style:justify-single-word="false" fo:padding="0.049cm" fo:border="0.035cm solid #000000" style:shadow="none"/>
      <style:text-properties style:font-name="RYO_Serif"/>
    </style:style>
    <style:style style:name="T1" style:family="text">
      <style:text-properties style:use-window-font-color="true" fo:font-size="10pt" fo:font-weight="bold" fo:background-color="transparent" style:font-name-asian="Andale Mono" style:font-name-complex="Andale Mono"/>
    </style:style>
    <style:style style:name="T2" style:family="text">
      <style:text-properties style:use-window-font-color="true" fo:font-size="10pt" fo:font-weight="bold" fo:background-color="#dddddd" style:font-name-asian="Andale Mono" style:font-name-complex="Andale Mono"/>
    </style:style>
    <style:style style:name="T3" style:family="text">
      <style:text-properties style:use-window-font-color="true" fo:font-size="10pt" fo:font-weight="normal" fo:background-color="transparent" style:font-name-asian="Andale Mono" style:font-name-complex="Andale Mono"/>
    </style:style>
    <style:style style:name="T4" style:family="text">
      <style:text-properties style:use-window-font-color="true" fo:font-size="10pt" fo:font-weight="normal" fo:background-color="#dddddd" style:font-name-asian="Andale Mono" style:font-name-complex="Andale Mono"/>
    </style:style>
    <style:style style:name="fr1" style:family="graphic" style:parent-style-name="OLE">
      <style:graphic-properties style:vertical-pos="top" style:vertical-rel="baseline" draw:ole-draw-aspect="1" draw:visible-area-top="0cm" draw:visible-area-width="5.004cm" draw:visible-area-height="5.004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1" text:anchor-type="as-char" svg:width="6.727cm" style:rel-width="scale" svg:height="3.115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2"/>
      <text:p text:style-name="P3"/>
      <text:p text:style-name="P4">LjunggrenAudio RYOModular.com Brit_EQ5</text:p>
      <text:p text:style-name="P6">A 5 Band British Style EQ with Drive.</text:p>
      <text:p text:style-name="P9"/>
      <text:p text:style-name="P10"/>
      <text:p text:style-name="P16"><text:span text:style-name="T1">Dimensions</text:span><text:span text:style-name="T3"><text:tab/><text:tab/><text:tab/><text:tab/></text:span></text:p>
      <text:p text:style-name="P16"><text:span text:style-name="T4">Height:<text:tab/><text:tab/><text:tab/><text:tab/><text:tab/><text:tab/></text:span><text:span text:style-name="T2">3U</text:span><text:span text:style-name="T4"> (128.5mm)<text:tab/> <text:s text:c="4"/></text:span></text:p>
      <text:p text:style-name="P16"><text:span text:style-name="T4">Width:<text:tab/><text:tab/><text:tab/><text:tab/><text:tab/><text:tab/></text:span><text:span text:style-name="T2">4HP</text:span><text:span text:style-name="T4"> (20.15mm)<text:tab/> <text:s text:c="4"/></text:span></text:p>
      <text:p text:style-name="P16"><text:span text:style-name="T4">Depth:<text:tab/><text:tab/><text:tab/><text:tab/><text:tab/><text:tab/>??</text:span><text:span text:style-name="T2">mm</text:span><text:span text:style-name="T4"> (with power cable <text:s/>attached)<text:tab/><text:tab/><text:tab/><text:tab/><text:tab/><text:tab/><text:tab/><text:tab/> <text:s text:c="4"/></text:span></text:p>
      <text:p text:style-name="P12"><text:tab/><text:tab/><text:tab/><text:tab/><text:tab/><text:tab/><text:tab/><text:tab/> <text:s text:c="4"/></text:p>
      <text:p text:style-name="P12">Weight:<text:tab/><text:tab/><text:tab/><text:tab/><text:tab/><text:tab/>???g (approx w/cable) <text:s text:c="2"/></text:p>
      <text:p text:style-name="P10"/>
      <text:p text:style-name="P7"/>
      <text:p text:style-name="P10"/>
      <text:p text:style-name="P16"><text:span text:style-name="T1">Current consumption<text:tab/></text:span><text:span text:style-name="T3"><text:tab/><text:tab/><text:tab/></text:span></text:p>
      <text:p text:style-name="P16"><text:span text:style-name="T4">+12V rail<text:tab/><text:tab/><text:tab/><text:tab/><text:tab/><text:tab/></text:span><text:span text:style-name="T2">30mA<text:tab/><text:tab/> <text:s text:c="3"/></text:span></text:p>
      <text:p text:style-name="P16"><text:span text:style-name="T4">-12V rail<text:tab/><text:tab/><text:tab/><text:tab/><text:tab/><text:tab/></text:span><text:span text:style-name="T2">8mA<text:tab/><text:tab/> <text:s text:c="3"/></text:span></text:p>
      <text:p text:style-name="P16"><text:span text:style-name="T4">+5V rail<text:tab/><text:tab/><text:tab/><text:tab/><text:tab/><text:tab/></text:span><text:span text:style-name="T2">no +5V</text:span><text:span text:style-name="T4"> supply required</text:span></text:p>
      <text:p text:style-name="P10"/>
      <text:p text:style-name="P8"/>
      <text:p text:style-name="P11"/>
      <text:p text:style-name="P14">Basic specifications</text:p>
      <text:p text:style-name="P12">total frequency controllable range<text:tab/><text:tab/><text:tab/>dc to 50kHz<text:tab/> <text:s text:c="3"/></text:p>
      <text:p text:style-name="P12">max input/output audio signal<text:tab/><text:tab/><text:tab/><text:tab/>20Vpp<text:tab/><text:tab/> <text:s text:c="3"/></text:p>
      <text:p text:style-name="P12">CV input range<text:tab/><text:tab/><text:tab/><text:tab/><text:tab/>-10V to +10V<text:tab/> <text:s text:c="3"/></text:p>
      <text:p text:style-name="P10"/>
      <text:p text:style-name="P12">Max gain<text:tab/><text:tab/><text:tab/><text:tab/><text:tab/><text:tab/>n/a<text:tab/><text:tab/> <text:s text:c="3"/></text:p>
      <text:p text:style-name="P10"/>
      <text:p text:style-name="P5"/>
      <text:p text:style-name="P15"/>
      <text:p text:style-name="P15">Nominal impedances</text:p>
      <text:p text:style-name="P12">Audio signal input:<text:tab/><text:tab/><text:tab/><text:tab/><text:tab/>???ohm<text:tab/><text:tab/> <text:s text:c="3"/><text:line-break/>Audio Signal output:<text:tab/><text:tab/><text:tab/><text:tab/><text:tab/>???ohm<text:tab/><text:tab/> <text:s text:c="3"/></text:p>
      <text:p text:style-name="P12">CV input:<text:tab/><text:tab/><text:tab/><text:tab/><text:tab/><text:tab/>??kohm<text:tab/><text:tab/> <text:s text:c="3"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ndale Mono" svg:font-family="'Andale Mono'"/>
    <style:font-face style:name="Calibri1" svg:font-family="Calibri"/>
    <style:font-face style:name="RYO_Serif" svg:font-family="RYO_Serif" style:font-family-generic="moder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12-31T20:32:42.85</dc:date>
    <dc:creator>Tom ryomodular.com</dc:creator>
    <meta:editing-duration>PT13M57S</meta:editing-duration>
    <meta:editing-cycles>5</meta:editing-cycles>
    <meta:generator>OpenOffice/4.1.15$Win32 OpenOffice.org_project/4115m2$Build-9813</meta:generator>
    <meta:document-statistic meta:table-count="0" meta:image-count="0" meta:object-count="1" meta:page-count="1" meta:paragraph-count="21" meta:word-count="78" meta:character-count="663"/>
  </office:meta>
</office:document-meta>
</file>